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EF000002885D7BA2A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cc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cfe7f5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77cm" fo:min-width="13.3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9cm" fo:min-width="5.0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77cm" fo:min-width="7.6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77cm" fo:min-width="7.8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4cm" fo:min-width="4.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8cm" fo:min-width="3.6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4cm" fo:min-width="3.579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7cm" fo:min-width="15.7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3cm" fo:min-width="11.91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8.558cm"/>
    </style:style>
    <style:style style:name="gr14" style:family="graphic" style:parent-style-name="objectwithoutfill">
      <style:graphic-properties draw:stroke="dash" draw:stroke-dash="Fine_20_Dashed" svg:stroke-color="#999999" draw:fill="none" draw:textarea-vertical-align="middl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24pt" style:font-size-asian="24pt" style:font-size-complex="24pt"/>
    </style:style>
    <style:style style:name="P3" style:family="paragraph">
      <style:paragraph-properties fo:text-align="center"/>
      <style:text-properties style:font-name="Arial" fo:font-size="24pt" style:font-size-asian="24pt" style:font-size-complex="24pt"/>
    </style:style>
    <style:style style:name="P4" style:family="paragraph">
      <style:text-properties fo:color="#000000" style:font-name="Arial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Arial" fo:font-size="24pt" style:font-size-asian="24pt" style:font-size-complex="24pt"/>
    </style:style>
    <style:style style:name="T2" style:family="text">
      <style:text-properties fo:color="#000000" style:font-name="Arial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1.491cm" svg:height="12.953cm" svg:x="7.468cm" svg:y="0.555cm">
          <text:p/>
          <draw:enhanced-geometry svg:viewBox="0 0 21600 21600" draw:path-stretchpoint-x="10800" draw:path-stretchpoint-y="10800" draw:text-areas="?f3 ?f4 ?f5 ?f6" draw:type="round-rectangle" draw:modifiers="1050.405248938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605cm" svg:height="12.953cm" svg:x="0.668cm" svg:y="0.555cm">
          <text:p/>
          <draw:enhanced-geometry svg:viewBox="0 0 21600 21600" draw:path-stretchpoint-x="10800" draw:path-stretchpoint-y="10800" draw:text-areas="?f3 ?f4 ?f5 ?f6" draw:type="round-rectangle" draw:modifiers="2112.581377744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3.803cm" svg:height="7.527cm" svg:x="2.568cm" svg:y="0.753cm">
          <draw:text-box>
            <text:p><text:span text:style-name="T1">FastQ files</text:span></text:p>
          </draw:text-box>
        </draw:frame>
        <draw:frame draw:style-name="gr4" draw:text-style-name="P3" draw:layer="layout" svg:width="5.567cm" svg:height="2.157cm" svg:x="2.468cm" svg:y="11.35cm">
          <draw:text-box>
            <text:p text:style-name="P1"><text:span text:style-name="T1">normal</text:span><text:span text:style-name="T1"><text:line-break/></text:span><text:span text:style-name="T1">alignments</text:span></text:p>
          </draw:text-box>
        </draw:frame>
        <draw:frame draw:style-name="gr5" draw:text-style-name="P2" draw:layer="layout" svg:width="8.164cm" svg:height="7.527cm" svg:x="3.47cm" svg:y="6.048cm">
          <draw:text-box>
            <text:p><text:span text:style-name="T1">STAR</text:span></text:p>
          </draw:text-box>
        </draw:frame>
        <draw:frame draw:style-name="gr6" draw:text-style-name="P2" draw:layer="layout" svg:width="8.368cm" svg:height="7.527cm" svg:x="19.268cm" svg:y="6.048cm">
          <draw:text-box>
            <text:p><text:span text:style-name="T1">Arriba</text:span></text:p>
          </draw:text-box>
        </draw:frame>
        <draw:frame draw:style-name="gr7" draw:text-style-name="P3" draw:layer="layout" svg:width="5.349cm" svg:height="2.59cm" svg:x="14.068cm" svg:y="11.35cm">
          <draw:text-box>
            <text:p text:style-name="P1"><text:span text:style-name="T1">read-through</text:span><text:span text:style-name="T1"><text:line-break/></text:span><text:span text:style-name="T1">alignments</text:span></text:p>
          </draw:text-box>
        </draw:frame>
        <draw:frame draw:style-name="gr8" draw:text-style-name="P3" draw:layer="layout" svg:width="4.6cm" svg:height="2.157cm" svg:x="14.268cm" svg:y="3.154cm">
          <draw:text-box>
            <text:p text:style-name="P1"><text:span text:style-name="T1">chimeric</text:span><text:span text:style-name="T1"><text:line-break/></text:span><text:span text:style-name="T1">alignments</text:span></text:p>
          </draw:text-box>
        </draw:frame>
        <draw:frame draw:style-name="gr9" draw:text-style-name="P3" draw:layer="layout" svg:width="4.875cm" svg:height="2.364cm" svg:x="21.968cm" svg:y="3.154cm">
          <draw:text-box>
            <text:p text:style-name="P1"><text:span text:style-name="T1">gene fusion</text:span><text:span text:style-name="T1"><text:line-break/></text:span><text:span text:style-name="T1">predictions</text:span></text:p>
          </draw:text-box>
        </draw:frame>
        <draw:line draw:style-name="gr10" draw:text-style-name="P1" draw:layer="layout" svg:x1="6.159cm" svg:y1="6.63cm" svg:x2="15.509cm" svg:y2="6.63cm">
          <text:p/>
        </draw:line>
        <draw:line draw:style-name="gr10" draw:text-style-name="P1" draw:layer="layout" svg:x1="6.159cm" svg:y1="10.23cm" svg:x2="8.397cm" svg:y2="10.23cm">
          <text:p/>
        </draw:line>
        <draw:line draw:style-name="gr10" draw:text-style-name="P1" draw:layer="layout" svg:x1="13.958cm" svg:y1="10.23cm" svg:x2="15.527cm" svg:y2="10.23cm">
          <text:p/>
        </draw:line>
        <draw:frame draw:style-name="gr11" draw:text-style-name="P3" draw:layer="layout" svg:width="16.229cm" svg:height="1.607cm" svg:x="8.321cm" svg:y="9.594cm">
          <draw:text-box>
            <text:p text:style-name="P1"><text:span text:style-name="T1">extract_reads</text:span></text:p>
          </draw:text-box>
        </draw:frame>
        <draw:line draw:style-name="gr10" draw:text-style-name="P1" draw:layer="layout" svg:x1="18.023cm" svg:y1="6.63cm" svg:x2="19.319cm" svg:y2="6.63cm">
          <text:p/>
        </draw:line>
        <draw:line draw:style-name="gr10" draw:text-style-name="P1" draw:layer="layout" svg:x1="21.998cm" svg:y1="6.63cm" svg:x2="23.294cm" svg:y2="6.63cm">
          <text:p/>
        </draw:line>
        <draw:line draw:style-name="gr10" draw:text-style-name="P1" draw:layer="layout" svg:x1="4.841cm" svg:y1="4.598cm" svg:x2="4.841cm" svg:y2="6.122cm">
          <text:p/>
        </draw:line>
        <draw:line draw:style-name="gr10" draw:text-style-name="P1" draw:layer="layout" svg:x1="4.841cm" svg:y1="7.074cm" svg:x2="4.841cm" svg:y2="8.598cm">
          <text:p/>
        </draw:line>
        <draw:polyline draw:style-name="gr10" draw:text-style-name="P1" draw:layer="layout" svg:width="2.984cm" svg:height="2.423cm" draw:transform="rotate (1.5707963267949) translate (18.0490340933689cm 10.2296921863498cm)" svg:viewBox="0 0 2985 2424" draw:points="0,0 0,2424 2985,2424">
          <text:p/>
        </draw:polyline>
        <draw:frame draw:style-name="gr12" draw:text-style-name="P4" draw:layer="layout" svg:width="12.413cm" svg:height="1.393cm" draw:transform="rotate (1.5707963267949) translate (1.175cm 13.366cm)">
          <draw:text-box>
            <text:p><text:span text:style-name="T2">STANDARD <text:s/>ALIGNMENT <text:s/>WORKFLOW</text:span></text:p>
          </draw:text-box>
        </draw:frame>
        <draw:frame draw:style-name="gr13" draw:text-style-name="P4" draw:layer="layout" svg:width="9.083cm" svg:height="1.729cm" draw:transform="rotate (1.5707963267949) translate (27.575cm 11.766cm)">
          <draw:text-box>
            <text:p><text:span text:style-name="T2">GENE <text:s/>FUSION <text:s/>DETECTION</text:span></text:p>
          </draw:text-box>
        </draw:frame>
        <draw:polyline draw:style-name="gr14" draw:text-style-name="P1" draw:layer="layout" svg:width="2.213cm" svg:height="4.225cm" draw:transform="rotate (1.5707963267949) translate (11.265cm 9.594cm)" svg:viewBox="0 0 2214 4226" draw:points="0,0 2186,0 2214,4226">
          <text:p/>
        </draw:polyline>
        <draw:frame draw:style-name="gr15" draw:text-style-name="P1" draw:layer="layout" svg:width="1.888cm" svg:height="2.471cm" svg:x="3.924cm" svg:y="1.905cm">
          <draw:image xlink:href="Pictures/10000201000001EF000002885D7BA2A7.png" xlink:type="simple" xlink:show="embed" xlink:actuate="onLoad">
            <text:p/>
          </draw:image>
        </draw:frame>
        <draw:frame draw:style-name="gr15" draw:text-style-name="P1" draw:layer="layout" svg:width="1.888cm" svg:height="2.471cm" svg:x="3.924cm" svg:y="8.806cm">
          <draw:image xlink:href="Pictures/10000201000001EF000002885D7BA2A7.png" xlink:type="simple" xlink:show="embed" xlink:actuate="onLoad">
            <text:p/>
          </draw:image>
        </draw:frame>
        <draw:frame draw:style-name="gr15" draw:text-style-name="P1" draw:layer="layout" svg:width="1.888cm" svg:height="2.471cm" svg:x="15.824cm" svg:y="8.807cm">
          <draw:image xlink:href="Pictures/10000201000001EF000002885D7BA2A7.png" xlink:type="simple" xlink:show="embed" xlink:actuate="onLoad">
            <text:p/>
          </draw:image>
        </draw:frame>
        <draw:frame draw:style-name="gr15" draw:text-style-name="P1" draw:layer="layout" svg:width="1.888cm" svg:height="2.471cm" svg:x="15.824cm" svg:y="5.408cm">
          <draw:image xlink:href="Pictures/10000201000001EF000002885D7BA2A7.png" xlink:type="simple" xlink:show="embed" xlink:actuate="onLoad">
            <text:p/>
          </draw:image>
        </draw:frame>
        <draw:frame draw:style-name="gr15" draw:text-style-name="P1" draw:layer="layout" svg:width="1.888cm" svg:height="2.471cm" svg:x="23.624cm" svg:y="5.409cm">
          <draw:image xlink:href="Pictures/10000201000001EF000002885D7BA2A7.png" xlink:type="simple" xlink:show="embed" xlink:actuate="onLoad">
            <text:p/>
          </draw:image>
        </draw:frame>
        <presentation:notes draw:style-name="dp2">
          <draw:page-thumbnail draw:style-name="gr16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Arrow_20_concave" draw:marker-end-width="0.457cm" draw:fill="none" draw:fill-gradient-name="Gradient_20_2" draw:fill-hatch-name="Hatching_20_1" draw:fill-image-name="Bitmape_20_2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24cm" fo:text-indent="0cm"/>
      <style:text-properties fo:font-size="15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66cm" fo:text-indent="0cm"/>
      <style:text-properties fo:font-size="13.699999809265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1cm" fo:text-indent="0cm"/>
      <style:text-properties fo:font-size="11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54cm" fo:text-indent="0cm"/>
      <style:text-properties fo:font-size="11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54cm" fo:text-indent="0cm"/>
      <style:text-properties fo:font-size="11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54cm" fo:text-indent="0cm"/>
      <style:text-properties fo:font-size="11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54cm" fo:text-indent="0cm"/>
      <style:text-properties fo:font-size="11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54cm" fo:text-indent="0cm"/>
      <style:text-properties fo:font-size="11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693cm" fo:page-height="13.97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4.233cm" svg:x="1cm" svg:y="4.156cm"/>
      <draw:page-thumbnail draw:layer="backgroundobjects" svg:width="8.999cm" svg:height="4.233cm" svg:x="1cm" svg:y="12.732cm"/>
      <draw:page-thumbnail draw:layer="backgroundobjects" svg:width="8.999cm" svg:height="4.233cm" svg:x="1cm" svg:y="21.308cm"/>
      <draw:page-thumbnail draw:layer="backgroundobjects" svg:width="8.999cm" svg:height="4.233cm" svg:x="11cm" svg:y="4.156cm"/>
      <draw:page-thumbnail draw:layer="backgroundobjects" svg:width="8.999cm" svg:height="4.233cm" svg:x="11cm" svg:y="12.732cm"/>
      <draw:page-thumbnail draw:layer="backgroundobjects" svg:width="8.999cm" svg:height="4.233cm" svg:x="11cm" svg:y="21.308cm"/>
    </style:handout-master>
    <style:master-page style:name="Default" style:page-layout-name="PM1" draw:style-name="Mdp1">
      <draw:frame presentation:style-name="Default-title" draw:layer="backgroundobjects" svg:width="24.939cm" svg:height="2.001cm" svg:x="2.373cm" svg:y="1.465cm" presentation:class="title" presentation:placeholder="true">
        <draw:text-box/>
      </draw:frame>
      <draw:frame presentation:style-name="Default-outline1" draw:layer="backgroundobjects" svg:width="24.939cm" svg:height="6.952cm" svg:x="2.373cm" svg:y="3.793cm" presentation:class="outline" presentation:placeholder="true">
        <draw:text-box/>
      </draw:frame>
      <draw:frame presentation:style-name="Mpr1" draw:text-style-name="MP1" draw:layer="backgroundobjects" svg:width="6.456cm" svg:height="0.826cm" svg:x="2.373cm" svg:y="11.9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3cm" svg:height="0.826cm" svg:x="10.465cm" svg:y="11.9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6cm" svg:height="0.826cm" svg:x="20.855cm" svg:y="11.90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21:41:05.153307550</meta:creation-date>
    <dc:date>2018-08-05T11:50:23.302496954</dc:date>
    <meta:editing-duration>PT3H16M19S</meta:editing-duration>
    <meta:editing-cycles>35</meta:editing-cycles>
    <meta:generator>LibreOffice/4.2.8.2$Linux_x86 LibreOffice_project/420m0$Build-2</meta:generator>
    <meta:document-statistic meta:object-count="49"/>
  </office:meta>
</office:document-meta>
</file>